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20E000000A7C707731B4DE7F93D.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Roboto" svg:font-family="Roboto,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style:font-name="Liberation Sans" officeooo:rsid="00241455" officeooo:paragraph-rsid="00241455"/>
    </style:style>
    <style:style style:name="P2" style:family="paragraph" style:parent-style-name="Text_20_body">
      <style:text-properties style:font-name="Liberation Sans" fo:font-style="italic" officeooo:rsid="00241455" officeooo:paragraph-rsid="00241455" style:font-style-asian="italic" style:font-style-complex="italic"/>
    </style:style>
    <style:style style:name="P3" style:family="paragraph" style:parent-style-name="Text_20_body">
      <style:text-properties style:font-name="Liberation Sans" fo:font-style="italic" officeooo:rsid="0038407d" officeooo:paragraph-rsid="0038407d" style:font-style-asian="italic" style:font-style-complex="italic"/>
    </style:style>
    <style:style style:name="P4" style:family="paragraph" style:parent-style-name="Text_20_body">
      <style:text-properties officeooo:rsid="00802cbe" officeooo:paragraph-rsid="00802cbe" fo:background-color="transparent"/>
    </style:style>
    <style:style style:name="P5" style:family="paragraph" style:parent-style-name="List_20_1">
      <style:paragraph-properties fo:margin-left="0mm" fo:margin-right="0mm" fo:text-indent="0mm" style:auto-text-indent="false"/>
      <style:text-properties officeooo:rsid="0082bc54" officeooo:paragraph-rsid="0082bc54"/>
    </style:style>
    <style:style style:name="P6" style:family="paragraph" style:parent-style-name="List_20_1">
      <style:paragraph-properties fo:margin-left="0mm" fo:margin-right="0mm" fo:text-indent="0mm" style:auto-text-indent="false"/>
      <style:text-properties officeooo:rsid="007347dd" officeooo:paragraph-rsid="007347dd"/>
    </style:style>
    <style:style style:name="P7" style:family="paragraph" style:parent-style-name="List">
      <style:text-properties officeooo:paragraph-rsid="0089942d"/>
    </style:style>
    <style:style style:name="P8" style:family="paragraph" style:parent-style-name="List_20_1">
      <style:text-properties style:font-name="Liberation Sans1" fo:font-size="10pt" officeooo:rsid="0082bc54" officeooo:paragraph-rsid="0082bc54" style:font-size-asian="12pt" style:font-name-complex="Lucida Sans1"/>
    </style:style>
    <style:style style:name="P9" style:family="paragraph" style:parent-style-name="List_20_1">
      <style:text-properties fo:color="#729fcf" loext:opacity="100%" style:font-name="Liberation Sans1" fo:font-size="10pt" officeooo:rsid="005c2cee" officeooo:paragraph-rsid="005d479a" style:font-size-asian="12pt" style:font-name-complex="Lucida Sans1"/>
    </style:style>
    <style:style style:name="P10" style:family="paragraph" style:parent-style-name="List_20_1">
      <style:text-properties officeooo:rsid="00727725" officeooo:paragraph-rsid="00727725"/>
    </style:style>
    <style:style style:name="P11" style:family="paragraph" style:parent-style-name="List_20_1">
      <style:text-properties officeooo:rsid="007347dd" officeooo:paragraph-rsid="007347dd"/>
    </style:style>
    <style:style style:name="P12" style:family="paragraph" style:parent-style-name="List_20_1">
      <style:paragraph-properties fo:margin-left="-2.86mm" fo:margin-right="0mm" fo:text-indent="0mm" style:auto-text-indent="false"/>
      <style:text-properties fo:color="#729fcf" loext:opacity="100%" style:font-name="Liberation Sans1" fo:font-size="10pt" officeooo:rsid="005c2cee" officeooo:paragraph-rsid="006dd440" style:font-size-asian="12pt" style:font-name-complex="Lucida Sans1"/>
    </style:style>
    <style:style style:name="P13" style:family="paragraph" style:parent-style-name="Standard">
      <style:text-properties style:font-name="Liberation Sans" officeooo:rsid="001c8f70" officeooo:paragraph-rsid="001c8f70"/>
    </style:style>
    <style:style style:name="P14" style:family="paragraph" style:parent-style-name="Heading_20_1">
      <style:text-properties officeooo:rsid="0073432b" officeooo:paragraph-rsid="0073432b"/>
    </style:style>
    <style:style style:name="P15" style:family="paragraph" style:parent-style-name="Heading_20_1">
      <style:paragraph-properties fo:margin-left="0mm" fo:margin-right="0mm" fo:text-indent="0mm" style:auto-text-indent="false"/>
      <style:text-properties style:font-name="Liberation Sans" officeooo:rsid="001c8f70" officeooo:paragraph-rsid="006f462f"/>
    </style:style>
    <style:style style:name="P16" style:family="paragraph" style:parent-style-name="Heading_20_2">
      <style:text-properties fo:background-color="transparent"/>
    </style:style>
    <style:style style:name="P17" style:family="paragraph" style:parent-style-name="Heading_20_2">
      <style:text-properties officeooo:paragraph-rsid="004b1f9e"/>
    </style:style>
    <style:style style:name="P18" style:family="paragraph" style:parent-style-name="Heading_20_2">
      <style:text-properties style:font-name="Liberation Sans" fo:font-size="13.3000001907349pt" fo:font-weight="bold" officeooo:rsid="00929b59" officeooo:paragraph-rsid="00929b59" style:font-name-asian="Microsoft YaHei" style:font-size-asian="16.1000003814697pt" style:font-weight-asian="bold" style:font-name-complex="Lucida Sans" style:font-size-complex="16.1000003814697pt" style:font-weight-complex="bold"/>
    </style:style>
    <style:style style:name="P19" style:family="paragraph" style:parent-style-name="List" style:list-style-name="L1">
      <style:text-properties officeooo:rsid="004909d4" officeooo:paragraph-rsid="004909d4"/>
    </style:style>
    <style:style style:name="P20" style:family="paragraph" style:parent-style-name="List" style:list-style-name="L1">
      <style:text-properties officeooo:rsid="00753e80" officeooo:paragraph-rsid="00753e80"/>
    </style:style>
    <style:style style:name="P21" style:family="paragraph" style:parent-style-name="List">
      <style:text-properties officeooo:rsid="00753e80" officeooo:paragraph-rsid="00753e80"/>
    </style:style>
    <style:style style:name="P22" style:family="paragraph" style:parent-style-name="List" style:list-style-name="L1">
      <style:text-properties officeooo:rsid="007d197f" officeooo:paragraph-rsid="007d197f"/>
    </style:style>
    <style:style style:name="P23" style:family="paragraph" style:parent-style-name="List" style:list-style-name="L1">
      <style:text-properties officeooo:rsid="008349af" officeooo:paragraph-rsid="008349af"/>
    </style:style>
    <style:style style:name="P24" style:family="paragraph" style:parent-style-name="List" style:list-style-name="L8">
      <style:text-properties fo:font-weight="bold" style:font-weight-asian="bold" style:font-weight-complex="bold"/>
    </style:style>
    <style:style style:name="P25" style:family="paragraph" style:parent-style-name="List" style:list-style-name="L1">
      <style:text-properties officeooo:rsid="008b15a0" officeooo:paragraph-rsid="008b15a0"/>
    </style:style>
    <style:style style:name="P26" style:family="paragraph" style:parent-style-name="List">
      <style:text-properties fo:font-size="10pt" officeooo:rsid="008b15a0" officeooo:paragraph-rsid="008b15a0" style:font-size-asian="12pt" style:font-name-complex="Lucida Sans1"/>
    </style:style>
    <style:style style:name="P27" style:family="paragraph" style:parent-style-name="List">
      <style:text-properties officeooo:rsid="00753e80" officeooo:paragraph-rsid="008b15a0" fo:background-color="transparent"/>
    </style:style>
    <style:style style:name="P28" style:family="paragraph" style:parent-style-name="List" style:list-style-name="L14">
      <style:paragraph-properties fo:margin-left="0mm" fo:margin-right="0mm" fo:text-indent="0mm" style:auto-text-indent="false"/>
      <style:text-properties style:font-name="Liberation Sans" officeooo:rsid="006f462f" officeooo:paragraph-rsid="006f462f"/>
    </style:style>
    <style:style style:name="P29" style:family="paragraph" style:parent-style-name="List" style:list-style-name="L14">
      <style:paragraph-properties fo:margin-left="0mm" fo:margin-right="0mm" fo:text-indent="0mm" style:auto-text-indent="false"/>
      <style:text-properties style:font-name="Liberation Sans" officeooo:rsid="00710a05" officeooo:paragraph-rsid="00710a05"/>
    </style:style>
    <style:style style:name="P30" style:family="paragraph" style:parent-style-name="List" style:list-style-name="L14">
      <style:paragraph-properties fo:margin-left="0mm" fo:margin-right="0mm" fo:text-indent="0mm" style:auto-text-indent="false"/>
      <style:text-properties officeooo:rsid="006f462f" officeooo:paragraph-rsid="006f462f"/>
    </style:style>
    <style:style style:name="P31" style:family="paragraph" style:parent-style-name="List">
      <style:paragraph-properties fo:margin-left="-2.86mm" fo:margin-right="0mm" fo:text-indent="0mm" style:auto-text-indent="false"/>
      <style:text-properties officeooo:paragraph-rsid="008b15a0"/>
    </style:style>
    <style:style style:name="P32" style:family="paragraph" style:parent-style-name="List_20_1" style:list-style-name="L2"/>
    <style:style style:name="P33" style:family="paragraph" style:parent-style-name="List_20_1" style:list-style-name="L2">
      <style:text-properties officeooo:paragraph-rsid="0087c921"/>
    </style:style>
    <style:style style:name="P34" style:family="paragraph" style:parent-style-name="List_20_1" style:list-style-name="L2">
      <style:text-properties officeooo:paragraph-rsid="004063a8"/>
    </style:style>
    <style:style style:name="P35" style:family="paragraph" style:parent-style-name="List_20_1" style:list-style-name="L2">
      <style:text-properties officeooo:paragraph-rsid="004f0d56"/>
    </style:style>
    <style:style style:name="P36" style:family="paragraph" style:parent-style-name="List_20_1" style:list-style-name="L2">
      <style:text-properties officeooo:rsid="00468552" officeooo:paragraph-rsid="00468552"/>
    </style:style>
    <style:style style:name="P37" style:family="paragraph" style:parent-style-name="List_20_1" style:list-style-name="L2">
      <style:text-properties fo:font-weight="bold" style:font-weight-asian="bold" style:font-weight-complex="bold"/>
    </style:style>
    <style:style style:name="P38" style:family="paragraph" style:parent-style-name="List_20_1" style:list-style-name="L2">
      <style:text-properties fo:font-weight="bold" officeooo:paragraph-rsid="0087c921" style:font-weight-asian="bold" style:font-weight-complex="bold"/>
    </style:style>
    <style:style style:name="P39" style:family="paragraph" style:parent-style-name="List_20_1" style:list-style-name="L2">
      <style:text-properties fo:font-weight="bold" officeooo:paragraph-rsid="008b15a0" style:font-weight-asian="bold" style:font-weight-complex="bold"/>
    </style:style>
    <style:style style:name="P40" style:family="paragraph" style:parent-style-name="List_20_1" style:list-style-name="L8">
      <style:text-properties fo:font-weight="bold" officeooo:paragraph-rsid="005d479a" style:font-weight-asian="bold" style:font-weight-complex="bold"/>
    </style:style>
    <style:style style:name="P41" style:family="paragraph" style:parent-style-name="List_20_1" style:list-style-name="L2">
      <style:text-properties officeooo:rsid="003cd43f" officeooo:paragraph-rsid="00753e80"/>
    </style:style>
    <style:style style:name="P42" style:family="paragraph" style:parent-style-name="List_20_1" style:list-style-name="L2">
      <style:text-properties officeooo:rsid="003cd43f" officeooo:paragraph-rsid="003cd43f"/>
    </style:style>
    <style:style style:name="P43" style:family="paragraph" style:parent-style-name="List_20_1" style:list-style-name="L2">
      <style:text-properties officeooo:rsid="0042c500" officeooo:paragraph-rsid="0042c500"/>
    </style:style>
    <style:style style:name="P44" style:family="paragraph" style:parent-style-name="List_20_1" style:list-style-name="L2">
      <style:text-properties officeooo:rsid="004cca33" officeooo:paragraph-rsid="004cca33"/>
    </style:style>
    <style:style style:name="P45" style:family="paragraph" style:parent-style-name="List_20_1" style:list-style-name="L2">
      <style:text-properties fo:font-style="italic" officeooo:rsid="0042c500" officeooo:paragraph-rsid="00468552" style:font-style-asian="italic" style:font-style-complex="italic"/>
    </style:style>
    <style:style style:name="P46" style:family="paragraph" style:parent-style-name="List_20_1" style:list-style-name="L16">
      <style:text-properties fo:font-style="italic" officeooo:paragraph-rsid="00727725" style:font-style-asian="italic" style:font-style-complex="italic"/>
    </style:style>
    <style:style style:name="P47" style:family="paragraph" style:parent-style-name="List_20_1" style:list-style-name="L4">
      <style:text-properties fo:font-style="italic" style:font-style-asian="italic" style:font-style-complex="italic"/>
    </style:style>
    <style:style style:name="P48" style:family="paragraph" style:parent-style-name="List_20_1" style:list-style-name="L2">
      <style:text-properties style:font-name="Liberation Sans1" fo:font-size="10pt" officeooo:rsid="004063a8" officeooo:paragraph-rsid="004063a8" style:font-size-asian="12pt" style:font-name-complex="Lucida Sans1"/>
    </style:style>
    <style:style style:name="P49" style:family="paragraph" style:parent-style-name="List_20_1" style:list-style-name="L2">
      <style:text-properties style:font-name="Liberation Sans1" fo:font-size="10pt" officeooo:rsid="004063a8" officeooo:paragraph-rsid="004f0d56" style:font-size-asian="12pt" style:font-name-complex="Lucida Sans1"/>
    </style:style>
    <style:style style:name="P50" style:family="paragraph" style:parent-style-name="List_20_1" style:list-style-name="L8">
      <style:text-properties style:font-name="Liberation Sans1" fo:font-size="10pt" officeooo:rsid="005c2cee" style:font-size-asian="12pt" style:font-name-complex="Lucida Sans1"/>
    </style:style>
    <style:style style:name="P51" style:family="paragraph" style:parent-style-name="List_20_1" style:list-style-name="L8">
      <style:text-properties style:font-name="Liberation Sans1" fo:font-size="10pt" officeooo:rsid="005c2cee" officeooo:paragraph-rsid="005d6a71" style:font-size-asian="12pt" style:font-name-complex="Lucida Sans1"/>
    </style:style>
    <style:style style:name="P52" style:family="paragraph" style:parent-style-name="List_20_1" style:list-style-name="L14">
      <style:text-properties style:font-name="Liberation Sans1" fo:font-size="10pt" officeooo:rsid="006ec1c8" officeooo:paragraph-rsid="006ec1c8" style:font-size-asian="12pt" style:font-name-complex="Lucida Sans1"/>
    </style:style>
    <style:style style:name="P53" style:family="paragraph" style:parent-style-name="List_20_1" style:list-style-name="L15">
      <style:text-properties style:font-name="Liberation Sans1" fo:font-size="10pt" officeooo:rsid="0073432b" officeooo:paragraph-rsid="0073432b" style:font-size-asian="12pt" style:font-name-complex="Lucida Sans1"/>
    </style:style>
    <style:style style:name="P54" style:family="paragraph" style:parent-style-name="List_20_1" style:list-style-name="L15">
      <style:text-properties style:font-name="Liberation Sans1" fo:font-size="10pt" officeooo:rsid="0073432b" officeooo:paragraph-rsid="0082bc54" style:font-size-asian="12pt" style:font-name-complex="Lucida Sans1"/>
    </style:style>
    <style:style style:name="P55" style:family="paragraph" style:parent-style-name="List_20_1" style:list-style-name="L8">
      <style:text-properties style:font-name="Liberation Sans1" fo:font-size="10pt" officeooo:rsid="00929b59" officeooo:paragraph-rsid="00929b59" style:font-size-asian="12pt" style:font-name-complex="Lucida Sans1"/>
    </style:style>
    <style:style style:name="P56" style:family="paragraph" style:parent-style-name="List_20_1" style:list-style-name="L8">
      <style:text-properties style:font-name="Liberation Sans1" fo:font-size="10pt" fo:font-weight="bold" officeooo:rsid="005d479a" officeooo:paragraph-rsid="005d479a" style:font-size-asian="12pt" style:font-weight-asian="bold" style:font-name-complex="Lucida Sans1" style:font-weight-complex="bold"/>
    </style:style>
    <style:style style:name="P57" style:family="paragraph" style:parent-style-name="List_20_1" style:list-style-name="L2">
      <style:text-properties officeooo:rsid="0046812f" officeooo:paragraph-rsid="0046812f"/>
    </style:style>
    <style:style style:name="P58" style:family="paragraph" style:parent-style-name="List_20_1" style:list-style-name="L3"/>
    <style:style style:name="P59" style:family="paragraph" style:parent-style-name="List_20_1" style:list-style-name="L5"/>
    <style:style style:name="P60" style:family="paragraph" style:parent-style-name="List_20_1" style:list-style-name="L5">
      <style:text-properties officeooo:paragraph-rsid="007d197f"/>
    </style:style>
    <style:style style:name="P61" style:family="paragraph" style:parent-style-name="List_20_1" style:list-style-name="L5">
      <style:text-properties officeooo:rsid="0073432b" officeooo:paragraph-rsid="0073432b"/>
    </style:style>
    <style:style style:name="P62" style:family="paragraph" style:parent-style-name="List_20_1" style:list-style-name="L5">
      <style:text-properties officeooo:rsid="004909d4" officeooo:paragraph-rsid="004909d4"/>
    </style:style>
    <style:style style:name="P63" style:family="paragraph" style:parent-style-name="List_20_1" style:list-style-name="L6">
      <style:text-properties officeooo:rsid="004909d4" officeooo:paragraph-rsid="004909d4"/>
    </style:style>
    <style:style style:name="P64" style:family="paragraph" style:parent-style-name="List_20_1" style:list-style-name="L5">
      <style:text-properties officeooo:rsid="007bb491" officeooo:paragraph-rsid="007bb491"/>
    </style:style>
    <style:style style:name="P65" style:family="paragraph" style:parent-style-name="List_20_1" style:list-style-name="L6">
      <style:text-properties officeooo:rsid="00544291" officeooo:paragraph-rsid="00544291"/>
    </style:style>
    <style:style style:name="P66" style:family="paragraph" style:parent-style-name="List_20_1" style:list-style-name="L7">
      <style:text-properties officeooo:rsid="00544291" officeooo:paragraph-rsid="00544291"/>
    </style:style>
    <style:style style:name="P67" style:family="paragraph" style:parent-style-name="List_20_1" style:list-style-name="L8"/>
    <style:style style:name="P68" style:family="paragraph" style:parent-style-name="List_20_1" style:list-style-name="L8">
      <style:text-properties officeooo:rsid="005be8e0" officeooo:paragraph-rsid="005be8e0"/>
    </style:style>
    <style:style style:name="P69" style:family="paragraph" style:parent-style-name="List_20_1" style:list-style-name="L8">
      <style:text-properties officeooo:rsid="005d0ab4" officeooo:paragraph-rsid="005d0ab4"/>
    </style:style>
    <style:style style:name="P70" style:family="paragraph" style:parent-style-name="List_20_1">
      <style:text-properties officeooo:rsid="005d0ab4" officeooo:paragraph-rsid="005d0ab4"/>
    </style:style>
    <style:style style:name="P71" style:family="paragraph" style:parent-style-name="List_20_1" style:list-style-name="L8">
      <style:text-properties officeooo:rsid="005d6a71" officeooo:paragraph-rsid="005d6a71"/>
    </style:style>
    <style:style style:name="P72" style:family="paragraph" style:parent-style-name="List_20_1" style:list-style-name="L13">
      <style:text-properties style:font-name="Liberation Sans" fo:font-size="10pt" officeooo:rsid="0063f85c" officeooo:paragraph-rsid="0063f85c" style:font-size-asian="12pt" style:font-name-complex="Lucida Sans1"/>
    </style:style>
    <style:style style:name="P73" style:family="paragraph" style:parent-style-name="List_20_1" style:list-style-name="L13">
      <style:text-properties style:font-name="Liberation Sans" officeooo:rsid="0063f85c" officeooo:paragraph-rsid="0063f85c"/>
    </style:style>
    <style:style style:name="P74" style:family="paragraph" style:parent-style-name="List_20_1" style:list-style-name="L13">
      <style:text-properties officeooo:rsid="0063f85c" officeooo:paragraph-rsid="0063f85c"/>
    </style:style>
    <style:style style:name="P75" style:family="paragraph" style:parent-style-name="List_20_1" style:list-style-name="L13"/>
    <style:style style:name="P76" style:family="paragraph" style:parent-style-name="List_20_1" style:list-style-name="L13">
      <style:text-properties officeooo:paragraph-rsid="0063f85c"/>
    </style:style>
    <style:style style:name="P77" style:family="paragraph" style:parent-style-name="List_20_1" style:list-style-name="L13">
      <style:text-properties officeooo:rsid="0067abd5" officeooo:paragraph-rsid="0067abd5"/>
    </style:style>
    <style:style style:name="P78" style:family="paragraph" style:parent-style-name="List_20_1" style:list-style-name="L14"/>
    <style:style style:name="P79" style:family="paragraph" style:parent-style-name="List_20_1" style:list-style-name="L15"/>
    <style:style style:name="P80" style:family="paragraph" style:parent-style-name="List_20_1" style:list-style-name="L15">
      <style:text-properties officeooo:paragraph-rsid="0073432b"/>
    </style:style>
    <style:style style:name="P81" style:family="paragraph" style:parent-style-name="List_20_1" style:list-style-name="L15">
      <style:text-properties fo:background-color="transparent"/>
    </style:style>
    <style:style style:name="P82" style:family="paragraph" style:parent-style-name="List_20_1" style:list-style-name="L16">
      <style:text-properties officeooo:rsid="00727725" officeooo:paragraph-rsid="00727725"/>
    </style:style>
    <style:style style:name="P83" style:family="paragraph" style:parent-style-name="List_20_1">
      <style:text-properties officeooo:rsid="00727725" officeooo:paragraph-rsid="00727725"/>
    </style:style>
    <style:style style:name="P84" style:family="paragraph" style:parent-style-name="List_20_1">
      <style:text-properties officeooo:rsid="0090f787" officeooo:paragraph-rsid="0090f787"/>
    </style:style>
    <style:style style:name="P85" style:family="paragraph" style:parent-style-name="List_20_1" style:list-style-name="L8">
      <style:text-properties officeooo:rsid="00929b59" officeooo:paragraph-rsid="00929b59"/>
    </style:style>
    <style:style style:name="P86" style:family="paragraph" style:parent-style-name="List_20_1" style:list-style-name="L16">
      <style:text-properties officeooo:rsid="00929b59" officeooo:paragraph-rsid="00929b59"/>
    </style:style>
    <style:style style:name="P87" style:family="paragraph" style:parent-style-name="List_20_1">
      <style:text-properties officeooo:paragraph-rsid="00929b59"/>
    </style:style>
    <style:style style:name="P88" style:family="paragraph" style:parent-style-name="List_20_1" style:list-style-name="L17"/>
    <style:style style:name="P89" style:family="paragraph" style:parent-style-name="List_20_1" style:list-style-name="L8">
      <style:paragraph-properties fo:margin-left="-2.86mm" fo:margin-right="0mm" fo:text-indent="0mm" style:auto-text-indent="false"/>
      <style:text-properties officeooo:rsid="005d0ab4" officeooo:paragraph-rsid="005d0ab4"/>
    </style:style>
    <style:style style:name="P90" style:family="paragraph" style:parent-style-name="List_20_1" style:list-style-name="L2">
      <style:paragraph-properties fo:margin-left="-2.86mm" fo:margin-right="0mm" fo:text-indent="0mm" style:auto-text-indent="false"/>
      <style:text-properties officeooo:paragraph-rsid="0087c921"/>
    </style:style>
    <style:style style:name="P91" style:family="paragraph" style:parent-style-name="List_20_1" style:list-style-name="L14">
      <style:paragraph-properties fo:margin-left="25.01mm" fo:margin-right="0mm" fo:text-indent="-6.35mm" style:auto-text-indent="false"/>
      <style:text-properties style:font-name="Liberation Sans1" fo:font-size="10pt" officeooo:rsid="006ec1c8" officeooo:paragraph-rsid="006ec1c8" style:font-size-asian="12pt" style:font-name-complex="Lucida Sans1"/>
    </style:style>
    <style:style style:name="P92" style:family="paragraph" style:parent-style-name="List_20_1" style:list-style-name="L14">
      <style:paragraph-properties fo:margin-left="25.01mm" fo:margin-right="0mm" fo:text-indent="-6.35mm" style:auto-text-indent="false"/>
      <style:text-properties officeooo:rsid="006ec1c8" officeooo:paragraph-rsid="0083cb4f"/>
    </style:style>
    <style:style style:name="P93" style:family="paragraph" style:parent-style-name="Standard">
      <style:text-properties officeooo:paragraph-rsid="00929b59"/>
    </style:style>
    <style:style style:name="P94"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loext:hyphenation-no-caps="false"/>
    </style:style>
    <style:style style:name="T1" style:family="text">
      <style:text-properties style:font-name="Liberation Sans"/>
    </style:style>
    <style:style style:name="T2" style:family="text">
      <style:text-properties style:font-name="Liberation Sans" officeooo:rsid="0026052a"/>
    </style:style>
    <style:style style:name="T3" style:family="text">
      <style:text-properties style:font-name="Liberation Sans" fo:font-size="18.2000007629395pt" fo:font-weight="bold" officeooo:rsid="004909d4" style:font-name-asian="Microsoft YaHei" style:font-size-asian="18.2000007629395pt" style:font-weight-asian="bold" style:font-name-complex="Lucida Sans" style:font-size-complex="18.2000007629395pt" style:font-weight-complex="bold"/>
    </style:style>
    <style:style style:name="T4" style:family="text">
      <style:text-properties style:font-name="Liberation Sans" fo:font-size="18.2000007629395pt" fo:font-weight="bold" officeooo:rsid="00544291" style:font-name-asian="Microsoft YaHei" style:font-size-asian="18.2000007629395pt" style:font-weight-asian="bold" style:font-name-complex="Lucida Sans" style:font-size-complex="18.2000007629395pt" style:font-weight-complex="bold"/>
    </style:style>
    <style:style style:name="T5" style:family="text">
      <style:text-properties style:font-name="Liberation Sans" fo:font-size="18.2000007629395pt" fo:font-weight="bold" officeooo:rsid="0067abd5" fo:background-color="transparent" loext:char-shading-value="0" style:font-name-asian="Microsoft YaHei" style:font-size-asian="18.2000007629395pt" style:font-weight-asian="bold" style:font-name-complex="Lucida Sans" style:font-size-complex="18.2000007629395pt" style:font-weight-complex="bold"/>
    </style:style>
    <style:style style:name="T6" style:family="text">
      <style:text-properties style:font-name="Liberation Sans" fo:font-size="13.3000001907349pt" fo:font-weight="bold" officeooo:rsid="004a4175" style:font-name-asian="Microsoft YaHei" style:font-size-asian="16.1000003814697pt" style:font-weight-asian="bold" style:font-name-complex="Lucida Sans" style:font-size-complex="16.1000003814697pt" style:font-weight-complex="bold"/>
    </style:style>
    <style:style style:name="T7" style:family="text">
      <style:text-properties style:font-name="Liberation Sans" fo:font-size="13.3000001907349pt" fo:font-weight="bold" officeooo:rsid="00503c56" style:font-name-asian="Microsoft YaHei" style:font-size-asian="16.1000003814697pt" style:font-weight-asian="bold" style:font-name-complex="Lucida Sans" style:font-size-complex="16.1000003814697pt" style:font-weight-complex="bold"/>
    </style:style>
    <style:style style:name="T8" style:family="text">
      <style:text-properties style:font-name="Liberation Sans" fo:font-size="13.3000001907349pt" fo:font-weight="bold" officeooo:rsid="00530fd1" style:font-name-asian="Microsoft YaHei" style:font-size-asian="16.1000003814697pt" style:font-weight-asian="bold" style:font-name-complex="Lucida Sans" style:font-size-complex="16.1000003814697pt" style:font-weight-complex="bold"/>
    </style:style>
    <style:style style:name="T9" style:family="text">
      <style:text-properties style:font-name="Liberation Sans" fo:font-size="13.3000001907349pt" fo:font-weight="bold" officeooo:rsid="005d9579" style:font-name-asian="Microsoft YaHei" style:font-size-asian="16.1000003814697pt" style:font-weight-asian="bold" style:font-name-complex="Lucida Sans" style:font-size-complex="16.1000003814697pt" style:font-weight-complex="bold"/>
    </style:style>
    <style:style style:name="T10" style:family="text">
      <style:text-properties style:font-name="Liberation Sans" fo:font-size="13.3000001907349pt" fo:font-weight="bold" officeooo:rsid="005dfdf6" style:font-name-asian="Microsoft YaHei" style:font-size-asian="16.1000003814697pt" style:font-weight-asian="bold" style:font-name-complex="Lucida Sans" style:font-size-complex="16.1000003814697pt" style:font-weight-complex="bold"/>
    </style:style>
    <style:style style:name="T11" style:family="text">
      <style:text-properties style:font-name="Liberation Sans" fo:font-size="13.3000001907349pt" fo:font-weight="bold" officeooo:rsid="00721b70" style:font-name-asian="Microsoft YaHei" style:font-size-asian="16.1000003814697pt" style:font-weight-asian="bold" style:font-name-complex="Lucida Sans" style:font-size-complex="16.1000003814697pt" style:font-weight-complex="bold"/>
    </style:style>
    <style:style style:name="T12" style:family="text">
      <style:text-properties style:font-name="Liberation Sans" fo:font-size="13.3000001907349pt" fo:font-weight="bold" officeooo:rsid="00802cbe" style:font-name-asian="Microsoft YaHei" style:font-size-asian="16.1000003814697pt" style:font-weight-asian="bold" style:font-name-complex="Lucida Sans" style:font-size-complex="16.1000003814697pt" style:font-weight-complex="bold"/>
    </style:style>
    <style:style style:name="T13" style:family="text">
      <style:text-properties style:font-name="Liberation Sans" fo:font-size="13.3000001907349pt" fo:font-weight="bold" officeooo:rsid="004b1f9e" style:font-name-asian="Microsoft YaHei" style:font-size-asian="16.1000003814697pt" style:font-weight-asian="bold" style:font-name-complex="Lucida Sans" style:font-size-complex="16.1000003814697pt" style:font-weight-complex="bold"/>
    </style:style>
    <style:style style:name="T14" style:family="text">
      <style:text-properties style:font-name="Liberation Sans" fo:font-size="13.3000001907349pt" fo:font-weight="bold" officeooo:rsid="008b15a0" style:font-name-asian="Microsoft YaHei" style:font-size-asian="16.1000003814697pt" style:font-weight-asian="bold" style:font-name-complex="Lucida Sans" style:font-size-complex="16.1000003814697pt" style:font-weight-complex="bold"/>
    </style:style>
    <style:style style:name="T15" style:family="text">
      <style:text-properties style:font-name="Liberation Sans" fo:font-size="10pt" style:font-size-asian="12pt" style:font-name-complex="Lucida Sans1"/>
    </style:style>
    <style:style style:name="T16" style:family="text">
      <style:text-properties style:font-name="Liberation Sans" fo:font-size="10pt" officeooo:rsid="00710a05" style:font-size-asian="12pt" style:font-name-complex="Lucida Sans1"/>
    </style:style>
    <style:style style:name="T17" style:family="text">
      <style:text-properties style:font-name="Liberation Sans" officeooo:rsid="005d9579"/>
    </style:style>
    <style:style style:name="T18" style:family="text">
      <style:text-properties style:font-name="Liberation Sans" officeooo:rsid="005dfdf6"/>
    </style:style>
    <style:style style:name="T19" style:family="text">
      <style:text-properties style:font-name="Liberation Sans" officeooo:rsid="00608bb8"/>
    </style:style>
    <style:style style:name="T20" style:family="text">
      <style:text-properties style:font-name="Liberation Sans" officeooo:rsid="001c8f70"/>
    </style:style>
    <style:style style:name="T21" style:family="text">
      <style:text-properties style:font-name="Liberation Sans" officeooo:rsid="00802cbe"/>
    </style:style>
    <style:style style:name="T22" style:family="text">
      <style:text-properties style:font-name="Liberation Sans" officeooo:rsid="0026052a" fo:background-color="transparent" loext:char-shading-value="0"/>
    </style:style>
    <style:style style:name="T23" style:family="text">
      <style:text-properties style:font-name="Liberation Sans" officeooo:rsid="0090f787" fo:background-color="transparent" loext:char-shading-value="0"/>
    </style:style>
    <style:style style:name="T24" style:family="text">
      <style:text-properties style:font-name="Liberation Sans" officeooo:rsid="008d152d"/>
    </style:style>
    <style:style style:name="T25" style:family="text">
      <style:text-properties style:font-name="Liberation Sans" fo:font-size="13.3000001907349pt" fo:font-weight="bold" officeooo:rsid="00929b59" style:font-name-asian="Microsoft YaHei" style:font-size-asian="16.1000003814697pt" style:font-weight-asian="bold" style:font-name-complex="Lucida Sans" style:font-size-complex="16.1000003814697pt" style:font-weight-complex="bold"/>
    </style:style>
    <style:style style:name="T26" style:family="text">
      <style:text-properties style:font-name="Liberation Sans" fo:font-size="13.3000001907349pt" fo:font-weight="bold" officeooo:rsid="00468552" style:font-name-asian="Microsoft YaHei" style:font-size-asian="16.1000003814697pt" style:font-weight-asian="bold" style:font-name-complex="Lucida Sans" style:font-size-complex="16.1000003814697pt" style:font-weight-complex="bold"/>
    </style:style>
    <style:style style:name="T27" style:family="text">
      <style:text-properties style:font-name="Liberation Sans" fo:font-size="13.3000001907349pt" fo:font-weight="bold" officeooo:rsid="002f6c60" style:font-name-asian="Microsoft YaHei" style:font-size-asian="16.1000003814697pt" style:font-weight-asian="bold" style:font-name-complex="Lucida Sans" style:font-size-complex="16.1000003814697pt" style:font-weight-complex="bold"/>
    </style:style>
    <style:style style:name="T28" style:family="text">
      <style:text-properties officeooo:rsid="001c8f70"/>
    </style:style>
    <style:style style:name="T29" style:family="text">
      <style:text-properties officeooo:rsid="001d7d92"/>
    </style:style>
    <style:style style:name="T30" style:family="text">
      <style:text-properties officeooo:rsid="00216828"/>
    </style:style>
    <style:style style:name="T31" style:family="text">
      <style:text-properties officeooo:rsid="0026052a"/>
    </style:style>
    <style:style style:name="T32" style:family="text">
      <style:text-properties fo:font-weight="normal" style:font-weight-asian="normal" style:font-weight-complex="normal"/>
    </style:style>
    <style:style style:name="T33" style:family="text">
      <style:text-properties fo:font-weight="normal" officeooo:rsid="0043dfeb" style:font-weight-asian="normal" style:font-weight-complex="normal"/>
    </style:style>
    <style:style style:name="T34" style:family="text">
      <style:text-properties fo:font-weight="normal" officeooo:rsid="00753e80" style:font-weight-asian="normal" style:font-weight-complex="normal"/>
    </style:style>
    <style:style style:name="T35" style:family="text">
      <style:text-properties officeooo:rsid="0026ef83"/>
    </style:style>
    <style:style style:name="T36" style:family="text">
      <style:text-properties officeooo:rsid="0032690a"/>
    </style:style>
    <style:style style:name="T37" style:family="text">
      <style:text-properties officeooo:rsid="003856ee"/>
    </style:style>
    <style:style style:name="T38" style:family="text">
      <style:text-properties officeooo:rsid="003b0dbb"/>
    </style:style>
    <style:style style:name="T39" style:family="text">
      <style:text-properties style:font-name="Liberation Sans1" fo:font-size="10pt" style:font-size-asian="12pt" style:font-name-complex="Lucida Sans1"/>
    </style:style>
    <style:style style:name="T40" style:family="text">
      <style:text-properties style:font-name="Liberation Sans1" fo:font-size="10pt" officeooo:rsid="003b0dbb" style:font-size-asian="12pt" style:font-name-complex="Lucida Sans1"/>
    </style:style>
    <style:style style:name="T41" style:family="text">
      <style:text-properties style:font-name="Liberation Sans1" fo:font-size="10pt" officeooo:rsid="004063a8" style:font-size-asian="12pt" style:font-name-complex="Lucida Sans1"/>
    </style:style>
    <style:style style:name="T42" style:family="text">
      <style:text-properties style:font-name="Liberation Sans1" fo:font-size="10pt" officeooo:rsid="004cca33" style:font-size-asian="12pt" style:font-name-complex="Lucida Sans1"/>
    </style:style>
    <style:style style:name="T43" style:family="text">
      <style:text-properties style:font-name="Liberation Sans1" fo:font-size="10pt" officeooo:rsid="004e7e8b" style:font-size-asian="12pt" style:font-name-complex="Lucida Sans1"/>
    </style:style>
    <style:style style:name="T44" style:family="text">
      <style:text-properties style:font-name="Liberation Sans1" fo:font-size="10pt" officeooo:rsid="004f0d56" style:font-size-asian="12pt" style:font-name-complex="Lucida Sans1"/>
    </style:style>
    <style:style style:name="T45" style:family="text">
      <style:text-properties style:font-name="Liberation Sans1" fo:font-size="10pt" officeooo:rsid="00544291" style:font-size-asian="12pt" style:font-name-complex="Lucida Sans1"/>
    </style:style>
    <style:style style:name="T46" style:family="text">
      <style:text-properties style:font-name="Liberation Sans1" fo:font-size="10pt" officeooo:rsid="005d0ab4" style:font-size-asian="12pt" style:font-name-complex="Lucida Sans1"/>
    </style:style>
    <style:style style:name="T47" style:family="text">
      <style:text-properties style:font-name="Liberation Sans1" fo:font-size="10pt" officeooo:rsid="0067abd5" style:font-size-asian="12pt" style:font-name-complex="Lucida Sans1"/>
    </style:style>
    <style:style style:name="T48" style:family="text">
      <style:text-properties style:font-name="Liberation Sans1" fo:font-size="10pt" officeooo:rsid="0073432b" style:font-size-asian="12pt" style:font-name-complex="Lucida Sans1"/>
    </style:style>
    <style:style style:name="T49" style:family="text">
      <style:text-properties style:font-name="Liberation Sans1" fo:font-size="10pt" officeooo:rsid="007d197f" style:font-size-asian="12pt" style:font-name-complex="Lucida Sans1"/>
    </style:style>
    <style:style style:name="T50" style:family="text">
      <style:text-properties style:font-name="Liberation Sans1" fo:font-size="10pt" officeooo:rsid="007f554d" style:font-size-asian="12pt" style:font-name-complex="Lucida Sans1"/>
    </style:style>
    <style:style style:name="T51" style:family="text">
      <style:text-properties style:font-name="Liberation Sans1" fo:font-size="10pt" officeooo:rsid="0082bc54" style:font-size-asian="12pt" style:font-name-complex="Lucida Sans1"/>
    </style:style>
    <style:style style:name="T52" style:family="text">
      <style:text-properties style:font-name="Liberation Sans1" fo:font-size="10pt" officeooo:rsid="008399d2" style:font-size-asian="12pt" style:font-name-complex="Lucida Sans1"/>
    </style:style>
    <style:style style:name="T53" style:family="text">
      <style:text-properties style:font-name="Liberation Sans1" fo:font-size="10pt" officeooo:rsid="008e12f5" style:font-size-asian="12pt" style:font-name-complex="Lucida Sans1"/>
    </style:style>
    <style:style style:name="T54" style:family="text">
      <style:text-properties style:font-name="Liberation Sans1" fo:font-size="10pt" officeooo:rsid="00929b59" style:font-size-asian="12pt" style:font-name-complex="Lucida Sans1"/>
    </style:style>
    <style:style style:name="T55" style:family="text">
      <style:text-properties style:font-name="Liberation Sans1" fo:font-size="10pt" fo:font-weight="bold" officeooo:rsid="0044272b" style:font-size-asian="12pt" style:font-weight-asian="bold" style:font-name-complex="Lucida Sans1" style:font-weight-complex="bold"/>
    </style:style>
    <style:style style:name="T56" style:family="text">
      <style:text-properties style:font-name="Liberation Sans1" fo:font-size="10pt" fo:font-weight="normal" style:font-size-asian="12pt" style:font-weight-asian="normal" style:font-name-complex="Lucida Sans1" style:font-weight-complex="normal"/>
    </style:style>
    <style:style style:name="T57" style:family="text">
      <style:text-properties style:font-name="Liberation Sans1" fo:font-size="10pt" fo:font-weight="normal" officeooo:rsid="0043dfeb" style:font-size-asian="12pt" style:font-weight-asian="normal" style:font-name-complex="Lucida Sans1" style:font-weight-complex="normal"/>
    </style:style>
    <style:style style:name="T58" style:family="text">
      <style:text-properties style:font-name="Liberation Sans1" fo:font-size="10pt" fo:font-weight="normal" officeooo:rsid="0083cb4f" style:font-name-asian="Microsoft YaHei" style:font-size-asian="12pt" style:font-weight-asian="normal" style:font-name-complex="Lucida Sans1" style:font-size-complex="16.1000003814697pt" style:font-weight-complex="normal"/>
    </style:style>
    <style:style style:name="T59" style:family="text">
      <style:text-properties officeooo:rsid="003cd43f"/>
    </style:style>
    <style:style style:name="T60" style:family="text">
      <style:text-properties officeooo:rsid="004063a8"/>
    </style:style>
    <style:style style:name="T61" style:family="text">
      <style:text-properties officeooo:rsid="0042c500"/>
    </style:style>
    <style:style style:name="T62" style:family="text">
      <style:text-properties officeooo:rsid="0043dfeb"/>
    </style:style>
    <style:style style:name="T63" style:family="text">
      <style:text-properties officeooo:rsid="0044272b"/>
    </style:style>
    <style:style style:name="T64" style:family="text">
      <style:text-properties officeooo:rsid="004572de"/>
    </style:style>
    <style:style style:name="T65" style:family="text">
      <style:text-properties officeooo:rsid="00468552"/>
    </style:style>
    <style:style style:name="T66" style:family="text">
      <style:text-properties officeooo:rsid="00482286"/>
    </style:style>
    <style:style style:name="T67" style:family="text">
      <style:text-properties officeooo:rsid="00494c7b"/>
    </style:style>
    <style:style style:name="T68" style:family="text">
      <style:text-properties fo:font-weight="bold" style:font-weight-asian="bold" style:font-weight-complex="bold"/>
    </style:style>
    <style:style style:name="T69" style:family="text">
      <style:text-properties fo:font-weight="bold" officeooo:rsid="0043dfeb" style:font-weight-asian="bold" style:font-weight-complex="bold"/>
    </style:style>
    <style:style style:name="T70" style:family="text">
      <style:text-properties officeooo:rsid="004cca33"/>
    </style:style>
    <style:style style:name="T71" style:family="text">
      <style:text-properties officeooo:rsid="004e7e8b"/>
    </style:style>
    <style:style style:name="T72" style:family="text">
      <style:text-properties officeooo:rsid="00503c56"/>
    </style:style>
    <style:style style:name="T73" style:family="text">
      <style:text-properties officeooo:rsid="0052a896"/>
    </style:style>
    <style:style style:name="T74" style:family="text">
      <style:text-properties officeooo:rsid="00530fd1"/>
    </style:style>
    <style:style style:name="T75" style:family="text">
      <style:text-properties officeooo:rsid="00544291"/>
    </style:style>
    <style:style style:name="T76" style:family="text">
      <style:text-properties officeooo:rsid="00564212"/>
    </style:style>
    <style:style style:name="T77" style:family="text">
      <style:text-properties officeooo:rsid="0056ca86"/>
    </style:style>
    <style:style style:name="T78" style:family="text">
      <style:text-properties officeooo:rsid="00587fe5"/>
    </style:style>
    <style:style style:name="T79" style:family="text">
      <style:text-properties officeooo:rsid="0059cb89"/>
    </style:style>
    <style:style style:name="T80" style:family="text">
      <style:text-properties officeooo:rsid="005b1c49"/>
    </style:style>
    <style:style style:name="T81" style:family="text">
      <style:text-properties officeooo:rsid="005c3a05"/>
    </style:style>
    <style:style style:name="T82" style:family="text">
      <style:text-properties fo:font-size="10pt" officeooo:rsid="008b15a0" style:font-size-asian="12pt" style:font-name-complex="Lucida Sans1"/>
    </style:style>
    <style:style style:name="T83" style:family="text">
      <style:text-properties fo:font-size="10pt" officeooo:rsid="0089942d"/>
    </style:style>
    <style:style style:name="T84" style:family="text">
      <style:text-properties officeooo:rsid="005dfdf6"/>
    </style:style>
    <style:style style:name="T85" style:family="text">
      <style:text-properties officeooo:rsid="0063f85c"/>
    </style:style>
    <style:style style:name="T86" style:family="text">
      <style:text-properties officeooo:rsid="00494c7b" fo:background-color="#ffff00" loext:char-shading-value="0"/>
    </style:style>
    <style:style style:name="T87" style:family="text">
      <style:text-properties fo:background-color="#ffff00" loext:char-shading-value="0"/>
    </style:style>
    <style:style style:name="T88" style:family="text">
      <style:text-properties officeooo:rsid="00929b59" fo:background-color="#ffff00" loext:char-shading-value="0"/>
    </style:style>
    <style:style style:name="T89" style:family="text">
      <style:text-properties officeooo:rsid="0044272b" fo:background-color="#ffff00" loext:char-shading-value="0"/>
    </style:style>
    <style:style style:name="T90" style:family="text">
      <style:text-properties officeooo:rsid="004572de" fo:background-color="#ffff00" loext:char-shading-value="0"/>
    </style:style>
    <style:style style:name="T91" style:family="text">
      <style:text-properties officeooo:rsid="00655b56"/>
    </style:style>
    <style:style style:name="T92" style:family="text">
      <style:text-properties officeooo:rsid="0067abd5"/>
    </style:style>
    <style:style style:name="T93" style:family="text">
      <style:text-properties officeooo:rsid="006ec1c8"/>
    </style:style>
    <style:style style:name="T94" style:family="text">
      <style:text-properties officeooo:rsid="00727725"/>
    </style:style>
    <style:style style:name="T95" style:family="text">
      <style:text-properties officeooo:rsid="0073432b"/>
    </style:style>
    <style:style style:name="T96" style:family="text">
      <style:text-properties officeooo:rsid="00745efb"/>
    </style:style>
    <style:style style:name="T97" style:family="text">
      <style:text-properties officeooo:rsid="007886f1"/>
    </style:style>
    <style:style style:name="T98" style:family="text">
      <style:text-properties officeooo:rsid="00791084"/>
    </style:style>
    <style:style style:name="T99" style:family="text">
      <style:text-properties officeooo:rsid="007bb491"/>
    </style:style>
    <style:style style:name="T100" style:family="text">
      <style:text-properties officeooo:rsid="007d197f"/>
    </style:style>
    <style:style style:name="T101" style:family="text">
      <style:text-properties officeooo:rsid="00802cbe"/>
    </style:style>
    <style:style style:name="T102" style:family="text">
      <style:text-properties officeooo:rsid="0080e3d9"/>
    </style:style>
    <style:style style:name="T103" style:family="text">
      <style:text-properties officeooo:rsid="0082bc54"/>
    </style:style>
    <style:style style:name="T104" style:family="text">
      <style:text-properties officeooo:rsid="008399d2"/>
    </style:style>
    <style:style style:name="T105" style:family="text">
      <style:text-properties officeooo:rsid="004b1f9e"/>
    </style:style>
    <style:style style:name="T106" style:family="text">
      <style:text-properties fo:background-color="transparent" loext:char-shading-value="0"/>
    </style:style>
    <style:style style:name="T107" style:family="text">
      <style:text-properties officeooo:rsid="008d152d" fo:background-color="transparent" loext:char-shading-value="0"/>
    </style:style>
    <style:style style:name="T108" style:family="text">
      <style:text-properties officeooo:rsid="00625c28" fo:background-color="transparent" loext:char-shading-value="0"/>
    </style:style>
    <style:style style:name="T109" style:family="text">
      <style:text-properties officeooo:rsid="00608bb8" fo:background-color="transparent" loext:char-shading-value="0"/>
    </style:style>
    <style:style style:name="T110" style:family="text">
      <style:text-properties officeooo:rsid="00655b56" fo:background-color="transparent" loext:char-shading-value="0"/>
    </style:style>
    <style:style style:name="T111" style:family="text">
      <style:text-properties officeooo:rsid="0088beb0"/>
    </style:style>
    <style:style style:name="T112" style:family="text">
      <style:text-properties officeooo:rsid="008b15a0"/>
    </style:style>
    <style:style style:name="T113" style:family="text">
      <style:text-properties fo:font-style="italic" officeooo:rsid="008b15a0" style:font-style-asian="italic" style:font-style-complex="italic"/>
    </style:style>
    <style:style style:name="T114" style:family="text">
      <style:text-properties fo:font-style="italic" officeooo:rsid="00494c7b" style:font-style-asian="italic" style:font-style-complex="italic"/>
    </style:style>
    <style:style style:name="T115" style:family="text">
      <style:text-properties officeooo:rsid="008d152d"/>
    </style:style>
    <style:style style:name="T116" style:family="text">
      <style:text-properties officeooo:rsid="0090f787"/>
    </style:style>
    <style:style style:name="T117" style:family="text">
      <style:text-properties officeooo:rsid="00929b59"/>
    </style:style>
    <style:style style:name="T118" style:family="text">
      <style:text-properties officeooo:rsid="00949208"/>
    </style:style>
    <style:style style:name="T119"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de" fo:country="CH"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mm" fo:margin-right="0mm" fo:margin-top="0mm" fo:margin-bottom="0mm" style:vertical-pos="from-top" style:vertical-rel="paragraph" style:horizontal-pos="from-left" style:horizontal-rel="paragraph" fo:background-color="transparent" draw:fill="none" draw:fill-color="#ffffff" fo:padding="0mm" fo:border="none" style:mirror="none" fo:clip="rect(0mm, 0mm, 0mm, 0m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9.84mm" fo:text-indent="-6.35mm" fo:margin-left="9.8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19mm" fo:text-indent="-6.35mm" fo:margin-left="16.19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2.54mm" fo:text-indent="-6.35mm" fo:margin-left="2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89mm" fo:text-indent="-6.35mm" fo:margin-left="28.89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24mm" fo:text-indent="-6.35mm" fo:margin-left="35.24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1.59mm" fo:text-indent="-6.35mm" fo:margin-left="41.59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7.94mm" fo:text-indent="-6.35mm" fo:margin-left="47.94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4.29mm" fo:text-indent="-6.35mm" fo:margin-left="54.29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0.64mm" fo:text-indent="-6.35mm" fo:margin-left="60.64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6.99mm" fo:text-indent="-6.35mm" fo:margin-left="66.99m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9.84mm" fo:text-indent="-6.35mm" fo:margin-left="9.84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19mm" fo:text-indent="-6.35mm" fo:margin-left="16.19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54mm" fo:text-indent="-6.35mm" fo:margin-left="2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8.89mm" fo:text-indent="-6.35mm" fo:margin-left="28.89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5.24mm" fo:text-indent="-6.35mm" fo:margin-left="35.24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1.59mm" fo:text-indent="-6.35mm" fo:margin-left="41.59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7.94mm" fo:text-indent="-6.35mm" fo:margin-left="47.94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4.29mm" fo:text-indent="-6.35mm" fo:margin-left="54.29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0.64mm" fo:text-indent="-6.35mm" fo:margin-left="60.64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6.99mm" fo:text-indent="-6.35mm" fo:margin-left="66.99m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Vorbereiten <text:span text:style-name="T115">81)</text:span></text:p>
      <text:list xml:id="list1317815269" text:style-name="L1">
        <text:list-item>
          <text:p text:style-name="P25">in qfcloud: create organization und teams. <text:span text:style-name="T115">Projekt auf cloud laden in die organisation</text:span></text:p>
        </text:list-item>
      </text:list>
      <text:p text:style-name="Standard"/>
      <text:p text:style-name="Standard">Mi<text:span text:style-name="T38">tnehmen:</text:span></text:p>
      <text:p text:style-name="P7"><text:line-break/><text:span text:style-name="T112">exrra </text:span><text:span text:style-name="T82">Tablets<text:line-break/>Tablet mit Stift</text:span></text:p>
      <text:p text:style-name="P7"><text:span text:style-name="T82">GNSS receiver</text:span><text:line-break/><text:span text:style-name="T82">ev. Steckdosenleiste</text:span></text:p>
      <text:p text:style-name="P26">Ladekabel</text:p>
      <text:p text:style-name="P21"><text:span text:style-name="T106">Vorberei </text:span><text:span text:style-name="T107">(2)</text:span></text:p>
      <text:list xml:id="list160137119372453" text:continue-numbering="true" text:style-name="L1">
        <text:list-item>
          <text:p text:style-name="P19">meeting mit tablet </text:p>
        </text:list-item>
        <text:list-item>
          <text:p text:style-name="P20">schauen dass formel für gon in letzte ausdrücke ist</text:p>
        </text:list-item>
        <text:list-item>
          <text:p text:style-name="P22">hotspot <text:span text:style-name="T111">handy </text:span></text:p>
        </text:list-item>
        <text:list-item>
          <text:p text:style-name="P23">gpx datei /<text:span text:style-name="T112">geopdf </text:span>zum öffnen <text:span text:style-name="T112">auf dem handy</text:span></text:p>
        </text:list-item>
        <text:list-item>
          <text:p text:style-name="P25">Layer Seillinien aus projekt entfernen (machen wir im kurs gemeinsam neu)</text:p>
        </text:list-item>
      </text:list>
      <text:h text:style-name="Heading_20_1" text:outline-level="1">QGIS </text:h>
      <text:p text:style-name="P1">Über QGIS, <text:span text:style-name="T37">kennt ihr es? </text:span><text:span text:style-name="T83">Nein? </text:span><text:span text:style-name="T83"><office:annotation loext:resolved="false"><dc:creator>Unknown Author</dc:creator><dc:date>2022-05-12T15:21:46.892000000</dc:date><text:p text:style-name="P94"><text:span text:style-name="T119">Erklären was open source ist und wie es funktioniert</text:span></text:p></office:annotation></text:span></text:p>
      <text:p text:style-name="P2">im Kurs liegt der Fokus auf QField, deswegen werden wir hier <text:span text:style-name="T36">im QGIS</text:span> nur das Wichtigste durchgehen. Für Q<text:span text:style-name="T35">F</text:span>ield können wir das Projekt aus QGIS praktisch 1:1 aufs QField übertragen.</text:p>
      <text:p text:style-name="P3">Damit wir nicht viel Zeit verlieren mit QGIS Konfigurationen haben wir bereits Daten + ein qgs Projekt vorb.</text:p>
      <text:list xml:id="list2361043113" text:style-name="L2">
        <text:list-item>
          <text:p text:style-name="P36">wo wir <text:span text:style-name="T67">sind </text:span><text:span text:style-name="T96">auf der Karte</text:span></text:p>
        </text:list-item>
        <text:list-item>
          <text:p text:style-name="P33">welche Layer sind drin, was sind es für Daten (<text:span text:style-name="T117">V</text:span>ektoren GPKG, <text:span text:style-name="T54">WMTS</text:span>, <text:span text:style-name="T117">V</text:span>ekto<office:annotation loext:resolved="false"><dc:creator>Unknown Author</dc:creator><dc:date>2022-05-12T15:22:29.415000000</dc:date><text:p text:style-name="P94"><text:span text:style-name="T119">+ Vor- /Nachteile der versch. Daten, themat. Was vektorkacheln sind. </text:span><text:span text:style-name="T119"><text:line-break/></text:span><text:span text:style-name="T119">offline /online</text:span></text:p></office:annotation>rkacheln, offline-raster)</text:p>
          <text:p text:style-name="P90"/>
        </text:list-item>
      </text:list>
      <text:p text:style-name="P31"><text:span text:style-name="T113">Wir wollen Seillinien einzeichnen. Wir machen hierfür einen neuen Layer Sellinien</text:span></text:p>
      <text:h text:style-name="Heading_20_2" text:outline-level="2">neu<text:span text:style-name="T112">er</text:span> Layer "seillinie" <text:s text:c="2"/></text:h>
      <text:p text:style-name="List"><text:s/></text:p>
      <text:list xml:id="list160137733539493" text:continue-numbering="true" text:style-name="L2">
        <text:list-item>
          <text:list>
            <text:list-item>
              <text:list>
                <text:list-item>
                  <text:p text:style-name="P38">laenge <text:span text:style-name="T112">(decim.)</text:span></text:p>
                </text:list-item>
                <text:list-item>
                  <text:p text:style-name="P32"><text:span text:style-name="T40">azimut</text:span> <text:s/><text:span text:style-name="T112">(decim.)</text:span></text:p>
                </text:list-item>
                <text:list-item>
                  <text:p text:style-name="P37">beschrieb <text:span text:style-name="T112">(text)</text:span></text:p>
                </text:list-item>
                <text:list-item>
                  <text:p text:style-name="P39">name <text:span text:style-name="T112">(text)</text:span></text:p>
                </text:list-item>
              </text:list>
            </text:list-item>
            <text:list-item>
              <text:p text:style-name="P32">einfaches Symbol: <text:span text:style-name="T68">türkis Pfeil</text:span></text:p>
            </text:list-item>
            <text:list-item>
              <text:p text:style-name="P41">neue Linie sk<text:span text:style-name="T32">izz. <text:s/></text:span><text:span text:style-name="T34">+ </text:span><text:span text:style-name="T57">AF</text:span><text:span text:style-name="T32"> automatisch zeigen <text:s/>→ </text:span><text:span text:style-name="T34">so wär es mühsam im Feld</text:span></text:p>
            </text:list-item>
            <text:list-item>
              <text:p text:style-name="P32">drag'n'drop <text:span text:style-name="T60">K</text:span>onfig.</text:p>
            </text:list-item>
            <text:list-item>
              <text:p text:style-name="P32"><text:span text:style-name="T68">Beschriftung</text:span> concat("laenge",' m [', "gon", ']') <text:span text:style-name="T38">mit puffer</text:span></text:p>
            </text:list-item>
            <text:list-item>
              <text:p text:style-name="P42">test<text:span text:style-name="T74">en</text:span>: linie skizz.</text:p>
              <text:p text:style-name="P42"/>
            </text:list-item>
          </text:list>
        </text:list-item>
      </text:list>
      <text:h text:style-name="Heading_20_2" text:outline-level="2"><text:span text:style-name="T59">Layer "</text:span>Beob<text:span text:style-name="T8">achtungen / Schadensmeldungen</text:span><text:span text:style-name="T59">"</text:span> <text:s text:c="3"/></text:h>
      <text:list xml:id="list160136516955787" text:continue-numbering="true" text:style-name="L2">
        <text:list-item>
          <text:list>
            <text:list-item>
              <text:p text:style-name="P43">1. punkt machen und<text:span text:style-name="T68"> fertiges </text:span><text:span text:style-name="T69">AF</text:span><text:span text:style-name="T68"> zeigen <text:s/></text:span><text:span text:style-name="T69">(bsp. </text:span><text:span text:style-name="T55">Käferbaum</text:span><text:span text:style-name="T69"> Fi )</text:span></text:p>
            </text:list-item>
            <text:list-item>
              <text:p text:style-name="P44"><text:span text:style-name="T32">anhand fertiges AF </text:span><text:span text:style-name="T33">e</text:span><text:span text:style-name="T32">rklären was </text:span><text:span text:style-name="T56">konfig. wurde </text:span></text:p>
              <text:p text:style-name="P45"><text:soft-page-break/>Ziel <text:span text:style-name="T65">der </text:span><text:span text:style-name="T73">K</text:span><text:span text:style-name="T65">onfig. -&gt;</text:span> <text:span text:style-name="T73">Er</text:span><text:span text:style-name="T71">fassen </text:span><text:span text:style-name="T43">mögl.</text:span> einfach, draussen <text:span text:style-name="T71">(?),</text:span> <text:s/>keine vermeidb. fehler <text:s/>(tippf, <text:span text:style-name="T70">NULL</text:span>) -&gt; mühsam <text:span text:style-name="T42">zu korrigieren</text:span>.</text:p>
              <text:list>
                <text:list-item>
                  <text:p text:style-name="P42"><text:span text:style-name="T41">R</text:span><text:span text:style-name="T39">estrikt. </text:span><text:span text:style-name="T43">("hart"/"weich")</text:span></text:p>
                </text:list-item>
                <text:list-item>
                  <text:p text:style-name="P32">Bereich <text:s/></text:p>
                </text:list-item>
                <text:list-item>
                  <text:p text:style-name="P48">Wertetab.</text:p>
                </text:list-item>
                <text:list-item>
                  <text:p text:style-name="P49">nicht änderbar</text:p>
                </text:list-item>
                <text:list-item>
                  <text:p text:style-name="P34"><text:span text:style-name="T41">V</text:span>orgabewerte <text:span text:style-name="T61">(@cloud_username, now(), overlay gmde)</text:span></text:p>
                </text:list-item>
                <text:list-item>
                  <text:p text:style-name="P34">→ <text:span text:style-name="T61">wenn </text:span><text:span text:style-name="T62">krankheit → dann sieht man nachfolgendes </text:span><text:span text:style-name="T61">Fi dann Buchdrucker</text:span></text:p>
                </text:list-item>
                <text:list-item>
                  <text:p text:style-name="P35"><text:s/>nicht angezeigtes <text:span text:style-name="T44">fid</text:span></text:p>
                </text:list-item>
                <text:list-item>
                  <text:p text:style-name="P32">(pdf/)<text:span text:style-name="T60">B</text:span>ild einbinden</text:p>
                </text:list-item>
              </text:list>
            </text:list-item>
            <text:list-item>
              <text:p text:style-name="P32">Styling/Symbologie <text:span text:style-name="T63">(kurz zeigen → </text:span><text:span text:style-name="T117">K</text:span><text:span text:style-name="T64">ategorien, </text:span><text:span text:style-name="T117">C</text:span><text:span text:style-name="T64">luster,</text:span><text:span text:style-name="T90"> </text:span><text:span text:style-name="T88">noch einbauen: masstabsgesteuerte Sichtbarkeit</text:span><text:span text:style-name="T89">)</text:span></text:p>
            </text:list-item>
          </text:list>
        </text:list-item>
      </text:list>
      <text:h text:style-name="Heading_20_2" text:outline-level="2">Layer "Fallen<text:span text:style-name="T72">"</text:span> + <text:span text:style-name="T6">B</text:span>ez<text:span text:style-name="T7">iehung </text:span><text:span text:style-name="T72">z</text:span><text:span text:style-name="T7">u</text:span><text:span text:style-name="T14">r</text:span><text:span text:style-name="T7"> Tabelle "kontrolle"</text:span></text:h>
      <text:list xml:id="list160138120232461" text:continue-numbering="true" text:style-name="L2">
        <text:list-item>
          <text:list>
            <text:list-item>
              <text:p text:style-name="P57">fertiges AF zeigen, neue <text:span text:style-name="T97">fiktive</text:span> Kontrolle einfügen</text:p>
            </text:list-item>
          </text:list>
        </text:list-item>
      </text:list>
      <text:h text:style-name="P16" text:outline-level="2">Layer "Flächen": <text:s/>Einrasten, Überlapp<text:span text:style-name="T105">ungen </text:span><text:span text:style-name="T13">ver</text:span><text:span text:style-name="T7">meiden</text:span></text:h>
      <text:h text:style-name="P17" text:outline-level="2">Themen </text:h>
      <text:p text:style-name="P87"/>
      <text:h text:style-name="Heading_20_1" text:outline-level="1"><text:span text:style-name="T118">QField</text:span>Sync</text:h>
      <text:h text:style-name="Heading_20_2" text:outline-level="2">Plugin</text:h>
      <text:list xml:id="list4073720085" text:style-name="L3">
        <text:list-item>
          <text:p text:style-name="P58">QFS Plugin finden, aktualisieren</text:p>
        </text:list-item>
      </text:list>
      <text:h text:style-name="P18" text:outline-level="2">Einstellungen<office:annotation loext:resolved="false"><dc:creator>Unknown Author</dc:creator><dc:date>2022-05-12T16:00:56.649000000</dc:date><text:p text:style-name="P94"><text:span text:style-name="T119">Haben wir <text:s/>nicht gezeigt</text:span></text:p></office:annotation></text:h>
      <text:list xml:id="list1447479447" text:style-name="L17">
        <text:list-item>
          <text:p text:style-name="P88">QFS Settings → "offline bearbeiten" setzen</text:p>
        </text:list-item>
        <text:list-item>
          <text:p text:style-name="P88">Lock Geometrie (in den Layereigenschaften)</text:p>
        </text:list-item>
        <text:list-item>
          <text:p text:style-name="P88">Read-only (Projekteigenschaften)</text:p>
        </text:list-item>
      </text:list>
      <text:p text:style-name="P93"/>
      <text:h text:style-name="Heading_20_2" text:outline-level="2"><text:span text:style-name="T117">Sync</text:span></text:h>
      <text:list xml:id="list160136259758867" text:continue-list="list4073720085" text:style-name="L3">
        <text:list-item>
          <text:p text:style-name="P58">save projekt </text:p>
        </text:list-item>
        <text:list-item>
          <text:p text:style-name="P58">zeigen wie neues QFC projekt gemacht werden <text:span text:style-name="T66">würde </text:span></text:p>
          <text:p text:style-name="P58">→ <text:span text:style-name="T67">achtung wenn 1. option <text:s/>→ <text:s/>d</text:span><text:span text:style-name="T114">atenkonfusion möglich </text:span><text:span text:style-name="T113">wenn nicht darauf geachtet wird, wo die daten und das projekt neu liegen (es wird eine kopie gemacht. Zukünftig muss alles was über die cloud gehen soll über diesen Ordner laufen!)</text:span></text:p>
        </text:list-item>
        <text:list-item>
          <text:p text:style-name="P58">sync </text:p>
        </text:list-item>
      </text:list>
      <text:list xml:id="list3325774657" text:style-name="L4">
        <text:list-item>
          <text:list>
            <text:list-item>
              <text:p text:style-name="P47"><text:span text:style-name="T112">P</text:span>feilrichtung <text:span text:style-name="T112">beachten (und Text als Hilfe)</text:span></text:p>
            </text:list-item>
          </text:list>
        </text:list-item>
      </text:list>
      <text:h text:style-name="Heading_20_1" text:outline-level="1">app.qfield.cloud <office:annotation loext:resolved="false"><dc:creator>Unknown Author</dc:creator><dc:date>2022-05-12T16:00:10.334000000</dc:date><text:p text:style-name="P94"><text:span text:style-name="T119">Haben wir sehr schnell (zu schnell) gemacht</text:span></text:p></office:annotation></text:h>
      <text:list xml:id="list2919213767" text:style-name="L5">
        <text:list-item>
          <text:p text:style-name="P60"><text:span text:style-name="T49">a</text:span><text:span text:style-name="T100">pp.qfield.cloud <text:s text:c="2"/>(auf Flipchart schreiben..)</text:span></text:p>
        </text:list-item>
        <text:list-item>
          <text:p text:style-name="P61">Zeigen wo ich bin → versch. Projekte, z.t. meine, <text:span text:style-name="T98">z.t.</text:span> mit mir geteilte </text:p>
        </text:list-item>
        <text:list-item>
          <text:p text:style-name="P59"><text:soft-page-break/>Collaborators <text:span text:style-name="T99">zum Team</text:span> hinzufügen </text:p>
        </text:list-item>
        <text:list-item>
          <text:p text:style-name="P62">Rechte vergeben </text:p>
        </text:list-item>
        <text:list-item>
          <text:p text:style-name="P64">erklären, für was cloud teams praktisch sind </text:p>
        </text:list-item>
      </text:list>
      <text:h text:style-name="Heading_20_1" text:outline-level="1">Q<text:span text:style-name="T3">F</text:span>ield <text:s/><text:span text:style-name="T75">(1)</text:span></text:h>
      <text:list xml:id="list1338061465" text:style-name="L6">
        <text:list-item>
          <text:p text:style-name="P65">öffne</text:p>
        </text:list-item>
        <text:list-item>
          <text:p text:style-name="P63">Button QFC Project <text:s/>→ Anm. <text:s/></text:p>
        </text:list-item>
        <text:list-item>
          <text:p text:style-name="P63">"<text:span text:style-name="T87">Kurs_</text:span><text:span text:style-name="T86">Selva</text:span><text:span text:style-name="T67">" </text:span><text:span text:style-name="T45">klick <text:s/>(→ </text:span><text:span text:style-name="T50">D</text:span><text:span text:style-name="T45">ownload)</text:span></text:p>
        </text:list-item>
      </text:list>
      <text:list xml:id="list1826187272" text:style-name="L7">
        <text:list-item>
          <text:p text:style-name="P66">wenn download fertig → öffnen</text:p>
        </text:list-item>
      </text:list>
      <text:p text:style-name="P13"/>
      <text:h text:style-name="Heading_20_1" text:outline-level="1">QField <text:s/>(<text:span text:style-name="T75">2 </text:span><text:span text:style-name="T77">V</text:span><text:span text:style-name="T4">orzeigen</text:span>)</text:h>
      <text:list xml:id="list831007800" text:style-name="L8">
        <text:list-header>
          <text:p text:style-name="P24">Vorbereitungen </text:p>
        </text:list-header>
        <text:list-item>
          <text:p text:style-name="P67">Layer Panel</text:p>
          <text:list>
            <text:list-item>
              <text:p text:style-name="P67"><text:span text:style-name="T68">Themen</text:span> <text:span text:style-name="T76">(→ wechseln </text:span><text:span text:style-name="T78">auf offline</text:span><text:span text:style-name="T76">)</text:span></text:p>
            </text:list-item>
            <text:list-item>
              <text:p text:style-name="P67"><text:span text:style-name="T68">LongPress auf Layer: </text:span><text:span text:style-name="T76">erklären (nix drücken)</text:span></text:p>
            </text:list-item>
            <text:list-item>
              <text:p text:style-name="P67">bei "Beob.." &gt; Legendeneintrag erweitern</text:p>
            </text:list-item>
            <text:list-item>
              <text:p text:style-name="P68">"Flächen" <text:span text:style-name="T39">nicht anzeigen</text:span> </text:p>
            </text:list-item>
            <text:list-item>
              <text:p text:style-name="P67"><text:span text:style-name="T79">H</text:span>intergrund wechseln</text:p>
            </text:list-item>
          </text:list>
        </text:list-item>
        <text:list-item>
          <text:p text:style-name="P67">In <text:span text:style-name="T68">Bearbeitungsmodus</text:span> schalten →<text:span text:style-name="T115">(</text:span> <text:span text:style-name="T46">Seillinie</text:span> <text:span text:style-name="T80"><text:s/></text:span>grün <text:span text:style-name="T80">markiert</text:span><text:span text:style-name="T115">)</text:span><text:span text:style-name="T80"> </text:span></text:p>
          <text:p text:style-name="P50"/>
        </text:list-item>
        <text:list-item>
          <text:p text:style-name="P40"><text:span text:style-name="T28">Position </text:span>F<text:span text:style-name="T28">ix – </text:span><text:span text:style-name="T30">L</text:span><text:span text:style-name="T29">ösen</text:span></text:p>
        </text:list-item>
        <text:list-item>
          <text:p text:style-name="P56">"Kartenausschnitt folgt Standort"</text:p>
        </text:list-item>
        <text:list-item>
          <text:p text:style-name="P56">Cursor auf Standort Fixieren – Lösen </text:p>
        </text:list-item>
      </text:list>
      <text:p text:style-name="P9"/>
      <text:list xml:id="list160137848786678" text:continue-numbering="true" text:style-name="L8">
        <text:list-item>
          <text:p text:style-name="P69"><text:span text:style-name="T39">neue</text:span> Seillinie zeichnen </text:p>
        </text:list-item>
        <text:list-item>
          <text:p text:style-name="P71">Attribute sich merken Kästchen erklären</text:p>
        </text:list-item>
        <text:list-item>
          <text:p text:style-name="P69">Linienattribute nachträglich bearbeiten</text:p>
        </text:list-item>
        <text:list-item>
          <text:p text:style-name="P69">Linie löschen</text:p>
        </text:list-item>
        <text:list-item>
          <text:p text:style-name="P69">andere Sachen bei Linie Löschen erklären <text:span text:style-name="T85">(zoom to… , …</text:span></text:p>
        </text:list-item>
      </text:list>
      <text:p text:style-name="P70"/>
      <text:p text:style-name="P70"/>
      <text:list xml:id="list160137785022780" text:continue-numbering="true" text:style-name="L8">
        <text:list-item>
          <text:p text:style-name="P85">hier oder (besser) zwischen Übung 3 und 4 vorzeigen: <text:s/>Geometrie Werkzeuge advanced</text:p>
          <text:p text:style-name="P85"/>
        </text:list-item>
        <text:list-item>
          <text:p text:style-name="P85">mit Stift zeichnen vorzeigen</text:p>
          <text:p text:style-name="P85"/>
          <text:p text:style-name="P89"><text:s/></text:p>
        </text:list-item>
        <text:list-item>
          <text:p text:style-name="P69"><text:span text:style-name="T68">Push changes</text:span> (Optionen erklären)</text:p>
        </text:list-item>
        <text:list-item>
          <text:p text:style-name="P51">Einstellu<text:span text:style-name="T81">n</text:span>gen:</text:p>
          <text:list>
            <text:list-item>
              <text:p text:style-name="P51">Allgemein</text:p>
              <text:list>
                <text:list-item>
                  <text:p text:style-name="P51">für Handys <text:span text:style-name="T115">ev. praktisch</text:span>: Attributformul<text:span text:style-name="T81">a</text:span>r im Vollbild </text:p>
                </text:list-item>
                <text:list-item>
                  <text:p text:style-name="P51">auf anderes nicht im Detail eingehen </text:p>
                </text:list-item>
              </text:list>
            </text:list-item>
          </text:list>
          <text:p text:style-name="P55"/>
        </text:list-item>
      </text:list>
      <text:p text:style-name="P12"><text:soft-page-break/></text:p>
      <text:h text:style-name="Heading_20_1" text:outline-level="1">Übung<text:span text:style-name="T92">en </text:span><text:span text:style-name="T115">1-3 </text:span></text:h>
      <text:h text:style-name="Heading_20_1" text:outline-level="1"><text:span text:style-name="T106">Demo</text:span><text:span text:style-name="T108"> Geometrie-</text:span><text:span text:style-name="T109">Werkzeuge </text:span><text:span text:style-name="T5">A</text:span><text:span text:style-name="T110">dvanced</text:span></text:h>
      <text:p text:style-name="P4"><text:span text:style-name="T91">Ü</text:span>bung 4 vorzeigen / miteinander machen</text:p>
      <text:h text:style-name="Heading_20_1" text:outline-level="1"><text:span text:style-name="T84">Ü</text:span>bung 4</text:h>
      <text:h text:style-name="P15" text:outline-level="1">app.qfield.cloud </text:h>
      <text:list xml:id="list2904818908" text:style-name="L14">
        <text:list-item>
          <text:p text:style-name="P28">Files <text:span text:style-name="T115">(schauen was dort drin ist)</text:span></text:p>
          <text:list>
            <text:list-item>
              <text:p text:style-name="P30"><text:span text:style-name="T1">Fotoordner </text:span></text:p>
            </text:list-item>
            <text:list-item>
              <text:p text:style-name="P29">hier könnte man noch alte Versionen wieder herunterladen/ wiederherstellen</text:p>
            </text:list-item>
          </text:list>
        </text:list-item>
        <text:list-item>
          <text:p text:style-name="P28">Changes</text:p>
          <text:list>
            <text:list-item>
              <text:p text:style-name="P30"><text:span text:style-name="T16">1</text:span><text:span text:style-name="T1"> </text:span><text:span text:style-name="T20">Ä</text:span><text:span text:style-name="T1">nderungen </text:span><text:span text:style-name="T16">zeigen</text:span><text:span text:style-name="T1"> </text:span></text:p>
            </text:list-item>
            <text:list-item>
              <text:p text:style-name="P30"><text:span text:style-name="T16">1</text:span><text:span text:style-name="T1"> Konflikt </text:span><text:span text:style-name="T16">zeigen </text:span><text:span text:style-name="T1"><text:s/>(</text:span><text:span text:style-name="T24">z.b. </text:span><text:span text:style-name="T1">Flächen) </text:span><text:span text:style-name="T24">+ und Lösen</text:span></text:p>
            </text:list-item>
          </text:list>
        </text:list-item>
      </text:list>
      <text:h text:style-name="Heading_20_2" text:outline-level="2">Sync back <text:s/></text:h>
      <text:list xml:id="list160136137367930" text:continue-numbering="true" text:style-name="L14">
        <text:list-item>
          <text:p text:style-name="P78">Plugin → Pfeilrichtung (<text:span text:style-name="T93">A</text:span><text:span text:style-name="T48">chtung</text:span><text:span text:style-name="T93">! </text:span><text:span text:style-name="T95">Beim Zurück</text:span><text:span text:style-name="T48">S</text:span><text:span text:style-name="T95">ync:</text:span><text:span text:style-name="T93"> </text:span>bei GPKG standardmässig <text:span text:style-name="T93">immer </text:span><text:span text:style-name="T53">von li nach re was hier falsch ist!!</text:span><text:span text:style-name="T93">)</text:span></text:p>
        </text:list-item>
        <text:list-item>
          <text:p text:style-name="P52">kurze Analyse:</text:p>
        </text:list-item>
        <text:list-item>
          <text:p text:style-name="P91">Beobachtungen / Schadensmeldungen </text:p>
        </text:list-item>
        <text:list-item>
          <text:p text:style-name="P92"><text:span text:style-name="T58">Käferfallen </text:span><text:span text:style-name="T11"><text:line-break/></text:span></text:p>
        </text:list-item>
      </text:list>
      <text:h text:style-name="P14" text:outline-level="1">QField Features </text:h>
      <text:p text:style-name="P5">Live zeigen </text:p>
      <text:list xml:id="list3250259834" text:style-name="L15">
        <text:list-item>
          <text:p text:style-name="P80">print atlas → <text:span text:style-name="T102">live zeigen: Layer Beobachtungen </text:span></text:p>
        </text:list-item>
        <text:list-item>
          <text:p text:style-name="P80">Pos<text:span text:style-name="T103">i</text:span>tioning </text:p>
          <text:list>
            <text:list-item>
              <text:p text:style-name="P79"><text:s/>Positionsinfo anzeigen</text:p>
            </text:list-item>
            <text:list-item>
              <text:p text:style-name="P79">Genauigkeits-Indikator </text:p>
            </text:list-item>
          </text:list>
        </text:list-item>
        <text:list-item>
          <text:p text:style-name="P80"><text:span text:style-name="T48">B</text:span>ookmarks</text:p>
        </text:list-item>
        <text:list-item>
          <text:p text:style-name="P80"><text:span text:style-name="T51">Destinations-K</text:span>oordinate<text:span text:style-name="T103">n </text:span><text:span text:style-name="T116">(zu einemm bestimmten Feature navigieren / zu einem beliebigen Punkt auf der Karte navigieren</text:span></text:p>
        </text:list-item>
        <text:list-item>
          <text:p text:style-name="P53">Messwerkzeug</text:p>
        </text:list-item>
        <text:list-item>
          <text:p text:style-name="P54"><text:span text:style-name="T31">geo.pdf, , </text:span><text:span text:style-name="T84">gpx öffnen ,… </text:span></text:p>
        </text:list-item>
      </text:list>
      <text:p text:style-name="P8">Video </text:p>
      <text:list xml:id="list160137173102622" text:continue-numbering="true" text:style-name="L15">
        <text:list-item>
          <text:p text:style-name="P81"><text:span text:style-name="T18">Freihandz</text:span><text:span text:style-name="T2">eichnen</text:span></text:p>
          <text:p text:style-name="P79"><text:a xlink:type="simple" xlink:href="https://qfield.org/docs/fieldwork/digitize.html#freehand-digitizing" text:style-name="Internet_20_link" text:visited-style-name="Visited_20_Internet_20_Link"><text:span text:style-name="T22">https://qfield.org/docs/fieldwork/digitize.html#freehand-digitizing</text:span></text:a><text:span text:style-name="T22"> <text:s/></text:span><text:span text:style-name="T23">(in dem Video sieht man auch Stiftzeichnung und Überlappungen vermeiden </text:span></text:p>
        </text:list-item>
        <text:list-item>
          <text:p text:style-name="P81">Line tracking </text:p>
          <text:p text:style-name="P81"><text:soft-page-break/>https://qfield.org/docs/fieldwork/track_lines_polygons.html?highlight=tracking#track-lines-and-polygons</text:p>
        </text:list-item>
      </text:list>
      <text:h text:style-name="Heading_20_1" text:outline-level="1">Kursschluss</text:h>
      <text:list xml:id="list3058699757" text:style-name="L16">
        <text:list-item>
          <text:p text:style-name="P46"><text:span text:style-name="T94">sicher nicht alles gezeigt was QField und Q</text:span><text:span text:style-name="T104">F</text:span><text:span text:style-name="T94">ieldCloud kann</text:span></text:p>
        </text:list-item>
        <text:list-item>
          <text:p text:style-name="P82"><text:span text:style-name="T52">QField/ QFC</text:span> kann noch nicht alles → herzliche Einladung zum <text:span text:style-name="T52">Beitragen</text:span>, Sponsoren :-<text:span text:style-name="T104">)</text:span></text:p>
        </text:list-item>
        <text:list-item>
          <text:p text:style-name="P82"><text:span text:style-name="T39">Werbung machen für unsere</text:span> Jumpstart Packages und Support </text:p>
        </text:list-item>
        <text:list-item>
          <text:p text:style-name="P86">(Feedback Frageböge)</text:p>
        </text:list-item>
      </text:list>
      <text:p text:style-name="P10"/>
      <text:h text:style-name="Heading_20_1" text:outline-level="1">&gt; Schlussfolie </text:h>
      <text:p text:style-name="P10"/>
      <text:p text:style-name="P10">Mit Kontakt</text:p>
      <text:p text:style-name="P11">mit QField </text:p>
      <text:p text:style-name="P10"/>
      <text:p text:style-name="P6"/>
      <text:p text:style-name="P10"/>
      <text:p text:style-name="P11">ev. noch <text:span text:style-name="T52">QFC</text:span><text:span text:style-name="T104"> </text:span>pricing als <text:span text:style-name="T117">F</text:span>olie / <text:span text:style-name="T104">Link </text:span>bereit halten</text:p>
      <text:p text:style-name="P10"><text:a xlink:type="simple" xlink:href="https://talks.opengis.ch/qfieldcloud/#65" text:style-name="Internet_20_link" text:visited-style-name="Visited_20_Internet_20_Link">https://talks.opengis.ch/qfieldcloud/#65</text:a></text:p>
      <text:p text:style-name="P10"/>
      <text:p text:style-name="P10"/>
      <text:p text:style-name="P10"/>
      <text:p text:style-name="P10"/>
      <text:p text:style-name="P10"/>
      <text:p text:style-name="P84"><tex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Roboto" svg:font-family="Roboto,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CH"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de" fo:country="CH"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text-properties fo:font-size="10pt"/>
    </style:style>
    <style:style style:name="List" style:family="paragraph" style:parent-style-name="Text_20_body" style:class="list">
      <style:paragraph-properties fo:margin-top="0mm" fo:margin-bottom="1.5mm" style:contextual-spacing="false" fo:line-height="100%"/>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30%" fo:font-weight="bold" style:font-size-asian="130%" style:font-weight-asian="bold" style:font-size-complex="130%" style:font-weight-complex="bold"/>
    </style:style>
    <style:style style:name="list" style:family="paragraph" style:parent-style-name="Text_20_body"/>
    <style:style style:name="List_20_1_20_Cont." style:display-name="List 1 Cont." style:family="paragraph" style:parent-style-name="List" style:class="list">
      <style:paragraph-properties fo:margin-left="6.35mm" fo:margin-right="0mm" fo:margin-top="0mm" fo:margin-bottom="2.12mm" style:contextual-spacing="false" fo:text-indent="0mm" style:auto-text-indent="false"/>
    </style:style>
    <style:style style:name="List_20_3_20_End" style:display-name="List 3 End" style:family="paragraph" style:parent-style-name="List" style:next-style-name="List_20_3" style:class="list">
      <style:paragraph-properties fo:margin-left="19.05mm" fo:margin-right="0mm" fo:margin-top="0mm" fo:margin-bottom="4.23mm" style: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style:contextual-spacing="false" fo:text-indent="-6.35mm" style:auto-text-indent="false"/>
    </style:style>
    <style:style style:name="List_20_1" style:display-name="List 1" style:family="paragraph" style:parent-style-name="List" style:class="list">
      <style:paragraph-properties fo:margin-left="3.49mm" fo:margin-right="0mm" fo:margin-top="0mm" fo:margin-bottom="1.01mm" style:contextual-spacing="false" fo:line-height="115%" fo:text-indent="-6.35mm" style:auto-text-indent="false">
        <style:tab-stops/>
      </style:paragraph-properties>
      <style:text-properties style:font-name="Liberation Sans1" fo:font-family="'Liberation Sans'" style:font-style-name="Regular" style:font-family-generic="swiss" style:font-pitch="variable"/>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9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Liste" style:family="paragraph" style:parent-style-name="List_20_1"/>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fr1" style:family="graphic" style:parent-style-name="Graphics">
      <style:graphic-properties fo:margin-left="0mm" fo:margin-right="0mm" fo:margin-top="0mm" fo:margin-bottom="0mm" style:vertical-pos="from-top" style:vertical-rel="paragraph" style:horizontal-pos="from-left" style:horizontal-rel="paragraph" fo:background-color="transparent" draw:fill="none" draw:fill-color="#ffffff" fo:padding="0mm" fo:border="none" style:mirror="none" fo:clip="rect(0mm, 0mm, 0mm, 0mm)" draw:luminance="0%" draw:contrast="0%" draw:red="0%" draw:green="0%" draw:blue="0%" draw:gamma="100%" draw:color-inversion="false" draw:image-opacity="100%" draw:color-mode="standard" draw:wrap-influence-on-position="once-concurrent" loext:allow-overlap="true"/>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header>
        <text:p text:style-name="Header"><draw:frame draw:style-name="Mfr1" draw:name="Image1" text:anchor-type="paragraph" svg:x="124.87mm" svg:y="-7.99mm" svg:width="45.38mm" svg:height="13mm" draw:z-index="4"><draw:image xlink:href="Pictures/100002010000020E000000A7C707731B4DE7F93D.png" xlink:type="simple" xlink:show="embed" xlink:actuate="onLoad" draw:mime-type="image/png"/></draw:frame></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05T15:12:23.092000000</meta:creation-date>
    <dc:date>2022-05-12T16:01:35.882000000</dc:date>
    <meta:editing-duration>P1DT10H29M10S</meta:editing-duration>
    <meta:editing-cycles>77</meta:editing-cycles>
    <meta:generator>LibreOffice/7.0.5.2$Windows_X86_64 LibreOffice_project/64390860c6cd0aca4beafafcfd84613dd9dfb63a</meta:generator>
    <meta:document-statistic meta:table-count="0" meta:image-count="1" meta:object-count="0" meta:page-count="5" meta:paragraph-count="144" meta:word-count="788" meta:character-count="5138" meta:non-whitespace-character-count="4508"/>
  </office:meta>
</office:document-meta>
</file>